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nux Biolinum G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order paragraph index %}</text:p>
      <text:p text:style-name="P1">Line1: {{index}}. <text:s text:c="2"/>{{ paragraph(index) }}</text:p>
      <text:p text:style-name="P1">{% endorde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6:02.425000000</meta:creation-date>
    <dc:date>2019-10-08T15:23:07.595000000</dc:date>
    <meta:editing-duration>PT9M17S</meta:editing-duration>
    <meta:editing-cycles>5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" meta:word-count="12" meta:character-count="82" meta:non-whitespace-character-count="71"/>
  </office:meta>
</office:document-meta>
</file>